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officeooo:paragraph-rsid="000a0e85"/>
    </style:style>
    <style:style style:name="P2" style:family="paragraph" style:parent-style-name="Standard" style:list-style-name="L1">
      <style:text-properties officeooo:paragraph-rsid="000bd402"/>
    </style:style>
    <style:style style:name="P3" style:family="paragraph" style:parent-style-name="Standard">
      <style:text-properties officeooo:paragraph-rsid="000bd402"/>
    </style:style>
    <style:style style:name="P4" style:family="paragraph" style:parent-style-name="Standard">
      <style:text-properties officeooo:rsid="000bd402" officeooo:paragraph-rsid="000bd402"/>
    </style:style>
    <style:style style:name="P5" style:family="paragraph" style:parent-style-name="Standard">
      <style:text-properties officeooo:paragraph-rsid="000d608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officeooo:rsid="000bd402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color="#000000" loext:opacity="100%" fo:font-size="18pt" style:font-size-asian="18pt"/>
    </style:style>
    <style:style style:name="T6" style:family="text">
      <style:text-properties officeooo:rsid="000d608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Привественная фраза&gt;</text:p>
      <text:p text:style-name="P1">Вашему вниманию представляется курсовая работа на тему «Моделирование статической сцены расстановки шахматных фигур на шахматной доске». <text:line-break/>Компьютерная графика – совокупность методов и средств преобразования в графическую форму и из графической формы с помощью ЭВМ [1]. Одной из задач компьютерной графики является синтез изображения [1], который состоит из нескольких этапов.</text:p>
      <text:p text:style-name="P1"/>
      <text:p text:style-name="P1">Целью данной работы является разработка программного обеспечения с пользовательским интерфейсом, реализовывающего моделирование статической сцены расстановки шахматных фигур на шахматной доске. Для достижения поставленной цели необходимо выполнить следующие</text:p>
      <text:p text:style-name="P1">задачи.</text:p>
      <text:p text:style-name="P1">— проанализировать предметную область, рассмотреть известные подходы и алгоритмы решения задачи синтеза изображения в контексте моделирования статической сцены;</text:p>
      <text:p text:style-name="P1">— спроектировать программное обеспечение;</text:p>
      <text:p text:style-name="P1">— выбрать средства реализации и разработать программное обеспечение;</text:p>
      <text:p text:style-name="P1">— исследовать характеристики разработанного программного обеспечения.</text:p>
      <text:p text:style-name="P1"/>
      <text:p text:style-name="P1">Сцена состоит из следующих объектов:</text:p>
      <text:p text:style-name="P1"/>
      <text:list text:style-name="L1">
        <text:list-item>
          <text:p text:style-name="P2">Шахматная доска – правильный параллелепипед, на одной из граней которой расположено шахматное поле из 8x8 ячеек, размеры шахматной доски по умолчанию константно заданы в программе.</text:p>
        </text:list-item>
        <text:list-item>
          <text:p text:style-name="P2">Шахматные фигуры – модели, занимающие ячейки шахматного поля. Параметры шахматных фигур являются константными и задаются на основе заранее созданных сторонними пакетами моделей. Положение и количество не обязательно соответствует правилам шахматной игры. Оптические характеристики материала фигур определяются задаваемыми пользователями параметрами.</text:p>
        </text:list-item>
        <text:list-item>
          <text:p text:style-name="P2">Точечный источник света - имеет заданное положение в пространстве и равномерно излучает во всех направлениях</text:p>
        </text:list-item>
        <text:list-item>
          <text:p text:style-name="P2">Наблюдатель (камера) характеризуется своим местоположением и направлением взгляда [1], направлением оси вверх.</text:p>
        </text:list-item>
      </text:list>
      <text:p text:style-name="P3"/>
      <text:p text:style-name="P3">Для хранения заранее созданных моделей был выбран формат <text:span text:style-name="T3">STL, который хранит модель как совокупность треугольных поверхностей с их нормалями. </text:span></text:p>
      <text:p text:style-name="P3"/>
      <text:p text:style-name="P3">Поскольку алгоритм трассировки лучей решает такие задачи синтеза изображения, как <text:span text:style-name="T1">реобразования координат объектов в координаты наблюдателя, отсечение объектов сцены по границам пирамиды отсечения (видимости), вычисление двумерных перспективных проекций объектов сцены на картинную плоскость, удаление невидимых линий и поверхностей, при заданном положении наблюдателя, закрашивание и затенение видимых</text:span></text:p>
      <text:p text:style-name="P3"><text:span text:style-name="T1">объектов сцены,</text:span><text:span text:style-name="T2"> </text:span><text:span text:style-name="T4">то была рассмотрена его модификация как обратная трассировка лучей. Алгоритм состоит из следующих этапов.</text:span></text:p>
      <text:p text:style-name="P3"><text:span text:style-name="T4">1) от наблюдателя в каждую точку (пиксель) экрана проводится луч;</text:span></text:p>
      <text:p text:style-name="P3"><text:span text:style-name="T4">2) луч достигает объекта, преломляясь или отражаясь;</text:span></text:p>
      <text:p text:style-name="P3"><text:span text:style-name="T4">3) обработка луча прекращается, когда он перестаёт пересекать объекты</text:span></text:p>
      <text:p text:style-name="P3"><text:span text:style-name="T4">сцены.</text:span></text:p>
      <text:p text:style-name="P4"><text:span text:style-name="T4">4) сохраняется согласно выбранной модели подсчитанная интенсивность пикселя.</text:span></text:p>
      <text:p text:style-name="P1">Данный алгоритм в простой реализации имеет два недостатка: много времени уходит на то, чтобы обнаружить пересечение луча со сценой, <text:s/>и необходимость повторения основной части алгоритма для каждого пикселя экрана. Последний недостаток решает параллелизм по <text:soft-page-break/>данным, основанный на том, что когерентные лучи можно трассировать вместе. Вторую проблему решает использование <text:span text:style-name="T3">KD-дерева.</text:span></text:p>
      <text:p text:style-name="P1"/>
      <text:p text:style-name="P3"><text:span text:style-name="T3">KD-дерево основано на такой структуре, как ограничивающий параллелепипед. Каждый параллелепипед в KD-дереве разбивается плоскостью, перпендикулярной одной из осей координат, на два дочерних параллелепипеда (условно, левый и правый) в зависимости от того, к какой из стороны разбиения центр фигуры, заключённой внутри каждого параллелепипеда, находится ближе. Вся сцена целиком содержится внутри корневого параллелепипеда, но, продолжая рекурсивное разбиение параллелепипедов, можно прийти к тому, что в каждом листовом параллелепипеде будет содержаться небольшое число</text:span></text:p>
      <text:p text:style-name="P4">примитивов. Таким образом, KD-дерево позволяет использовать бинарный поиск для нахождения примитива, пересекаемого лучом. Недостатком алгоритма является трудоёмкость построения дерева, но с учётом того, что построение дерево будет происходить, на основании ТЗ один раз, этим можно пренебречь.</text:p>
      <text:p text:style-name="P4"/>
      <text:p text:style-name="P4">Нас основании анализа предметной области и известных алгоритмов была составлена следующая функциональная диаграмма. Были спроектированы алгоритмы построения KD-дерева, добавления, удаления элементов, линейная часть алгоритма обратной трассировки лучей, вычисления луча из камеры, вычисление пересечения с треугольной поверхностью и параллелепипедом.</text:p>
      <text:p text:style-name="P4"/>
      <text:p text:style-name="P3"><text:span text:style-name="T3">В результате проектирование было разработано ПО, с использованием таких средств реализации как язык программирования c++ кроссплатформленная библиотека Qt для разработки графического интерфейса; библиотека Intel® Threading Building Blocks (Intel® TBB), предназначенная для параллелизма на уровне инструкций во время выполнения для эффективного использования ресурсов процессора; библиотека stl_reader, состоящая для одного заголовочного файла и предназначенная для чтения stl файлов, а также преобразования содержимого в пользовательские контейнеры; утилита cmake.</text:span></text:p>
      <text:p text:style-name="P3"/>
      <text:p text:style-name="P3">Интерфейс предоставляет возможности добавления и удаления шахматных фигур, изменения интенсивности точечного источника света, изменение коэффициента качества полировки, согласно модели Фонга, коэффициента диффузного отражения, преенос камеры и точчечного исчтоника, а также поворот камеры. Вкладка «поворот» недоступна, если выбран режим «точечный источник». В случае, если шахматная фигура есть на доске при добавлении в клетке, или, наоборот, фигуры нет при удалении, то пользователю будут выведены сообщения.</text:p>
      <text:p text:style-name="P3"/>
      <text:p text:style-name="P5"><text:span text:style-name="T6">По-скольку даже в случае генерации сцены или изменения объектов сцены занимает минимум 20 секунд, то ниже будут приведены изображения состояния сцены в зависимости от изменения параметров.</text:span></text:p>
      <text:p text:style-name="P5"/>
      <text:p text:style-name="P5">Смысл исследования заключался в том, что алгоритм обратной трассировки лучей не входит в рекурсивную часть в случае, если коэффициент отражения равен <text:span text:style-name="T6"><text:s/>0, в связи с чем зависимости в случае, если коэф. Равен 0 и и нет должны быть, согласно предположению различными. В результате замера времени выполнения реализации алгоритма обр трас лучей были получены дискретные данные, которые были аппроксимированы с использованием полиномов 6-й степени в случае, если коф равен 0, и полиномом 8-й степени в случае, если коэф не равен 0, используя метод наименьших квадратов. Таким образом, заивсимости действительно оказались различными, а поскольку порядок роста второй функции выше, чем первой, то можно</text:span>казать, что требуемое процессорное время для выполнения в случае 2 больше, чем в случае 1, независимо от прочих значений входных параметров.</text:p>
      <text:p text:style-name="P5">Заключение:</text:p>
      <text:p text:style-name="P5"><text:soft-page-break/>В ходе выполнения курсовой работы поставленная цель была достигну-</text:p>
      <text:p text:style-name="P5">та: разработано программное обеспечение с пользовательским интерфейсом,</text:p>
      <text:p text:style-name="P5">реализовывающего моделирование статической сцены расстановки шахматных</text:p>
      <text:p text:style-name="P5">фигур на шахматной доске.</text:p>
      <text:p text:style-name="P5">В ходе выполнения курсовой работы были решены все задачи.</text:p>
      <text:p text:style-name="P5">— проанализирована предметная область, рассмотрены известные подходы</text:p>
      <text:p text:style-name="P5">и алгоритмы решения задачи синтеза изображения в контексте модели-</text:p>
      <text:p text:style-name="P5">рования статической сцены;</text:p>
      <text:p text:style-name="P5">— спроектировано программное обеспечение;</text:p>
      <text:p text:style-name="P5">— выбраны средства реализации и разработано программное обеспечение;</text:p>
      <text:p text:style-name="P5">— исследованы характеристики разработанного программного обеспечения.</text:p>
      <text:p text:style-name="P5">Готова продемонстрировать работу ПО.</text:p>
      <text:p text:style-name="P5"/>
      <text:p text:style-name="P3"/>
      <text:p text:style-name="P4"/>
      <text:p text:style-name="P4"/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efault_20_Drawing_20_Style" style:display-name="Default Drawing Style" style:family="paragraph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8pt" style:font-size-asian="48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8pt" style:font-size-asian="4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44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_7e_LT_7e_Hintergrund" style:display-name="Default~LT~Hintergr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default" style:family="paragraph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Noto Sans1" style:font-family-complex="'Noto Sans'" style:font-family-generic-complex="system" style:font-pitch-complex="variable" style:font-size-complex="12pt"/>
    </style:style>
    <style:style style:name="bg-non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dark-gray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ack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ack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gray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white-with-border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blu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orange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teal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eal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title-with-border" style:family="paragraph" style:parent-style-name="default">
      <style:text-properties fo:color="#ffffff" loext:opacity="10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banded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magenta-normal" style:family="paragraph" style:parent-style-name="default"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Noto Sans1" style:font-family-asian="'Noto Sans'" style:font-family-generic-asian="system" style:font-pitch-asian="variable" style:font-size-asian="12pt" style:font-name-complex="Noto Sans1" style:font-family-complex="'Noto Sans'" style:font-family-generic-complex="system" style:font-pitch-complex="variable" style:font-size-complex="12pt"/>
    </style:style>
    <style:style style:name="Notes" style:family="paragraph">
      <style:paragraph-properties fo:margin-left="0.6cm" fo:text-indent="-0.6cm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20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4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32pt" style:font-style-asian="normal" style:font-weight-asian="normal" style:font-name-complex="Noto Sans1" style:font-family-complex="'Noto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4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3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199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101cm" fo:margin-bottom="0cm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1T11:32:52.333080508</meta:creation-date>
    <dc:date>2023-12-22T12:38:27.038240748</dc:date>
    <meta:editing-duration>P1DT1H7M42S</meta:editing-duration>
    <meta:editing-cycles>3</meta:editing-cycles>
    <meta:generator>LibreOffice/7.6.4.1$Linux_X86_64 LibreOffice_project/60$Build-1</meta:generator>
    <meta:document-statistic meta:table-count="0" meta:image-count="0" meta:object-count="0" meta:page-count="3" meta:paragraph-count="42" meta:word-count="864" meta:character-count="7076" meta:non-whitespace-character-count="6243"/>
  </office:meta>
</office:document-meta>
</file>